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Period</text:p>
          </table:table-cell>
          <table:table-cell table:number-columns-repeated="4"/>
        </table:table-row>
        <table:table-row table:style-name="ro1">
          <table:table-cell office:value-type="float" office:value="1400121852.582" calcext:value-type="float">
            <text:p>1400121852.582</text:p>
          </table:table-cell>
          <table:table-cell table:number-columns-repeated="3"/>
          <table:table-cell table:formula="of:=AVERAGE([.C3:.C102])" office:value-type="float" office:value="0.596679999828339" calcext:value-type="float">
            <text:p>0.596679999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400121852.849" calcext:value-type="float">
            <text:p>1400121852.849</text:p>
          </table:table-cell>
          <table:table-cell table:formula="of:=[.A3]-[.A2]" office:value-type="float" office:value="0.266999959945679" calcext:value-type="float">
            <text:p>0.266999959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STDEV([.C3:.C102])" office:value-type="float" office:value="0.734773368425522" calcext:value-type="float">
            <text:p>0.7347733684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400121853.368" calcext:value-type="float">
            <text:p>1400121853.368</text:p>
          </table:table-cell>
          <table:table-cell table:formula="of:=[.A4]-[.A3]" office:value-type="float" office:value="0.519000053405762" calcext:value-type="float">
            <text:p>0.519000053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IN([.C3:.C102])" office:value-type="float" office:value="0.25" calcext:value-type="float">
            <text:p>0.25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0121853.889" calcext:value-type="float">
            <text:p>1400121853.889</text:p>
          </table:table-cell>
          <table:table-cell table:formula="of:=[.A5]-[.A4]" office:value-type="float" office:value="0.520999908447266" calcext:value-type="float">
            <text:p>0.520999908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AX([.C3:.C102])" office:value-type="float" office:value="2.57599997520447" calcext:value-type="float">
            <text:p>2.5759999752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00121854.409" calcext:value-type="float">
            <text:p>1400121854.409</text:p>
          </table:table-cell>
          <table:table-cell table:formula="of:=[.A6]-[.A5]" office:value-type="float" office:value="0.519999980926514" calcext:value-type="float">
            <text:p>0.519999980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EDIAN([.C3:.C102])" office:value-type="float" office:value="0.250999927520752" calcext:value-type="float">
            <text:p>0.2509999275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400121855.448" calcext:value-type="float">
            <text:p>1400121855.448</text:p>
          </table:table-cell>
          <table:table-cell table:formula="of:=[.A7]-[.A6]" office:value-type="float" office:value="1.03900003433228" calcext:value-type="float">
            <text:p>1.0390000343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57.82" calcext:value-type="float">
            <text:p>1400121857.82</text:p>
          </table:table-cell>
          <table:table-cell table:formula="of:=[.A8]-[.A7]" office:value-type="float" office:value="2.37199997901916" calcext:value-type="float">
            <text:p>2.37199997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58.071" calcext:value-type="float">
            <text:p>1400121858.071</text:p>
          </table:table-cell>
          <table:table-cell table:formula="of:=[.A9]-[.A8]" office:value-type="float" office:value="0.251000165939331" calcext:value-type="float">
            <text:p>0.251000165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58.322" calcext:value-type="float">
            <text:p>1400121858.322</text:p>
          </table:table-cell>
          <table:table-cell table:formula="of:=[.A10]-[.A9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58.573" calcext:value-type="float">
            <text:p>1400121858.573</text:p>
          </table:table-cell>
          <table:table-cell table:formula="of:=[.A11]-[.A10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58.823" calcext:value-type="float">
            <text:p>1400121858.823</text:p>
          </table:table-cell>
          <table:table-cell table:formula="of:=[.A12]-[.A11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59.074" calcext:value-type="float">
            <text:p>1400121859.074</text:p>
          </table:table-cell>
          <table:table-cell table:formula="of:=[.A13]-[.A12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1.36" calcext:value-type="float">
            <text:p>1400121861.36</text:p>
          </table:table-cell>
          <table:table-cell table:formula="of:=[.A14]-[.A13]" office:value-type="float" office:value="2.28600001335144" calcext:value-type="float">
            <text:p>2.2860000134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1.61" calcext:value-type="float">
            <text:p>1400121861.61</text:p>
          </table:table-cell>
          <table:table-cell table:formula="of:=[.A15]-[.A14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1.861" calcext:value-type="float">
            <text:p>1400121861.861</text:p>
          </table:table-cell>
          <table:table-cell table:formula="of:=[.A16]-[.A15]" office:value-type="float" office:value="0.251000165939331" calcext:value-type="float">
            <text:p>0.251000165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2.112" calcext:value-type="float">
            <text:p>1400121862.112</text:p>
          </table:table-cell>
          <table:table-cell table:formula="of:=[.A17]-[.A16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2.363" calcext:value-type="float">
            <text:p>1400121862.363</text:p>
          </table:table-cell>
          <table:table-cell table:formula="of:=[.A18]-[.A17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2.613" calcext:value-type="float">
            <text:p>1400121862.613</text:p>
          </table:table-cell>
          <table:table-cell table:formula="of:=[.A19]-[.A18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4.951" calcext:value-type="float">
            <text:p>1400121864.951</text:p>
          </table:table-cell>
          <table:table-cell table:formula="of:=[.A20]-[.A19]" office:value-type="float" office:value="2.33800005912781" calcext:value-type="float">
            <text:p>2.3380000591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5.202" calcext:value-type="float">
            <text:p>1400121865.202</text:p>
          </table:table-cell>
          <table:table-cell table:formula="of:=[.A21]-[.A20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865.453" calcext:value-type="float">
            <text:p>1400121865.453</text:p>
          </table:table-cell>
          <table:table-cell table:formula="of:=[.A22]-[.A21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5.704" calcext:value-type="float">
            <text:p>1400121865.704</text:p>
          </table:table-cell>
          <table:table-cell table:formula="of:=[.A23]-[.A22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5.954" calcext:value-type="float">
            <text:p>1400121865.954</text:p>
          </table:table-cell>
          <table:table-cell table:formula="of:=[.A24]-[.A23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6.205" calcext:value-type="float">
            <text:p>1400121866.205</text:p>
          </table:table-cell>
          <table:table-cell table:formula="of:=[.A25]-[.A24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8.248" calcext:value-type="float">
            <text:p>1400121868.248</text:p>
          </table:table-cell>
          <table:table-cell table:formula="of:=[.A26]-[.A25]" office:value-type="float" office:value="2.04299998283386" calcext:value-type="float">
            <text:p>2.0429999828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8.499" calcext:value-type="float">
            <text:p>1400121868.499</text:p>
          </table:table-cell>
          <table:table-cell table:formula="of:=[.A27]-[.A26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8.749" calcext:value-type="float">
            <text:p>1400121868.749</text:p>
          </table:table-cell>
          <table:table-cell table:formula="of:=[.A28]-[.A27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9" calcext:value-type="float">
            <text:p>1400121869</text:p>
          </table:table-cell>
          <table:table-cell table:formula="of:=[.A29]-[.A28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9.25" calcext:value-type="float">
            <text:p>1400121869.25</text:p>
          </table:table-cell>
          <table:table-cell table:formula="of:=[.A30]-[.A29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69.501" calcext:value-type="float">
            <text:p>1400121869.501</text:p>
          </table:table-cell>
          <table:table-cell table:formula="of:=[.A31]-[.A30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1.77" calcext:value-type="float">
            <text:p>1400121871.77</text:p>
          </table:table-cell>
          <table:table-cell table:formula="of:=[.A32]-[.A31]" office:value-type="float" office:value="2.26900005340576" calcext:value-type="float">
            <text:p>2.2690000534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2.021" calcext:value-type="float">
            <text:p>1400121872.021</text:p>
          </table:table-cell>
          <table:table-cell table:formula="of:=[.A33]-[.A32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2.272" calcext:value-type="float">
            <text:p>1400121872.272</text:p>
          </table:table-cell>
          <table:table-cell table:formula="of:=[.A34]-[.A33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2.523" calcext:value-type="float">
            <text:p>1400121872.523</text:p>
          </table:table-cell>
          <table:table-cell table:formula="of:=[.A35]-[.A34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2.774" calcext:value-type="float">
            <text:p>1400121872.774</text:p>
          </table:table-cell>
          <table:table-cell table:formula="of:=[.A36]-[.A35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3.024" calcext:value-type="float">
            <text:p>1400121873.024</text:p>
          </table:table-cell>
          <table:table-cell table:formula="of:=[.A37]-[.A36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5.16" calcext:value-type="float">
            <text:p>1400121875.16</text:p>
          </table:table-cell>
          <table:table-cell table:formula="of:=[.A38]-[.A37]" office:value-type="float" office:value="2.13600015640259" calcext:value-type="float">
            <text:p>2.1360001564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5.41" calcext:value-type="float">
            <text:p>1400121875.41</text:p>
          </table:table-cell>
          <table:table-cell table:formula="of:=[.A39]-[.A38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5.661" calcext:value-type="float">
            <text:p>1400121875.661</text:p>
          </table:table-cell>
          <table:table-cell table:formula="of:=[.A40]-[.A39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5.912" calcext:value-type="float">
            <text:p>1400121875.912</text:p>
          </table:table-cell>
          <table:table-cell table:formula="of:=[.A41]-[.A40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6.163" calcext:value-type="float">
            <text:p>1400121876.163</text:p>
          </table:table-cell>
          <table:table-cell table:formula="of:=[.A42]-[.A41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6.688" calcext:value-type="float">
            <text:p>1400121876.688</text:p>
          </table:table-cell>
          <table:table-cell table:formula="of:=[.A43]-[.A42]" office:value-type="float" office:value="0.524999856948853" calcext:value-type="float">
            <text:p>0.524999856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9.158" calcext:value-type="float">
            <text:p>1400121879.158</text:p>
          </table:table-cell>
          <table:table-cell table:formula="of:=[.A44]-[.A43]" office:value-type="float" office:value="2.47000002861023" calcext:value-type="float">
            <text:p>2.4700000286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9.408" calcext:value-type="float">
            <text:p>1400121879.408</text:p>
          </table:table-cell>
          <table:table-cell table:formula="of:=[.A45]-[.A44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9.659" calcext:value-type="float">
            <text:p>1400121879.659</text:p>
          </table:table-cell>
          <table:table-cell table:formula="of:=[.A46]-[.A45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79.91" calcext:value-type="float">
            <text:p>1400121879.91</text:p>
          </table:table-cell>
          <table:table-cell table:formula="of:=[.A47]-[.A46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0.16" calcext:value-type="float">
            <text:p>1400121880.16</text:p>
          </table:table-cell>
          <table:table-cell table:formula="of:=[.A48]-[.A47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0.411" calcext:value-type="float">
            <text:p>1400121880.411</text:p>
          </table:table-cell>
          <table:table-cell table:formula="of:=[.A49]-[.A48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2.855" calcext:value-type="float">
            <text:p>1400121882.855</text:p>
          </table:table-cell>
          <table:table-cell table:formula="of:=[.A50]-[.A49]" office:value-type="float" office:value="2.44400000572205" calcext:value-type="float">
            <text:p>2.4440000057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3.106" calcext:value-type="float">
            <text:p>1400121883.106</text:p>
          </table:table-cell>
          <table:table-cell table:formula="of:=[.A51]-[.A50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3.357" calcext:value-type="float">
            <text:p>1400121883.357</text:p>
          </table:table-cell>
          <table:table-cell table:formula="of:=[.A52]-[.A51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3.608" calcext:value-type="float">
            <text:p>1400121883.608</text:p>
          </table:table-cell>
          <table:table-cell table:formula="of:=[.A53]-[.A52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3.859" calcext:value-type="float">
            <text:p>1400121883.859</text:p>
          </table:table-cell>
          <table:table-cell table:formula="of:=[.A54]-[.A53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4.109" calcext:value-type="float">
            <text:p>1400121884.109</text:p>
          </table:table-cell>
          <table:table-cell table:formula="of:=[.A55]-[.A54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5.935" calcext:value-type="float">
            <text:p>1400121885.935</text:p>
          </table:table-cell>
          <table:table-cell table:formula="of:=[.A56]-[.A55]" office:value-type="float" office:value="1.82599997520447" calcext:value-type="float">
            <text:p>1.8259999752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6.186" calcext:value-type="float">
            <text:p>1400121886.186</text:p>
          </table:table-cell>
          <table:table-cell table:formula="of:=[.A57]-[.A56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6.438" calcext:value-type="float">
            <text:p>1400121886.438</text:p>
          </table:table-cell>
          <table:table-cell table:formula="of:=[.A58]-[.A57]" office:value-type="float" office:value="0.251999855041504" calcext:value-type="float">
            <text:p>0.25199985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6.689" calcext:value-type="float">
            <text:p>1400121886.689</text:p>
          </table:table-cell>
          <table:table-cell table:formula="of:=[.A59]-[.A58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886.94" calcext:value-type="float">
            <text:p>1400121886.94</text:p>
          </table:table-cell>
          <table:table-cell table:formula="of:=[.A60]-[.A59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87.19" calcext:value-type="float">
            <text:p>1400121887.19</text:p>
          </table:table-cell>
          <table:table-cell table:formula="of:=[.A61]-[.A60]" office:value-type="float" office:value="0.25" calcext:value-type="float">
            <text:p>0.2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89.409" calcext:value-type="float">
            <text:p>1400121889.409</text:p>
          </table:table-cell>
          <table:table-cell table:formula="of:=[.A62]-[.A61]" office:value-type="float" office:value="2.2189998626709" calcext:value-type="float">
            <text:p>2.2189998627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89.659" calcext:value-type="float">
            <text:p>1400121889.659</text:p>
          </table:table-cell>
          <table:table-cell table:formula="of:=[.A63]-[.A62]" office:value-type="float" office:value="0.25" calcext:value-type="float">
            <text:p>0.2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89.91" calcext:value-type="float">
            <text:p>1400121889.91</text:p>
          </table:table-cell>
          <table:table-cell table:formula="of:=[.A64]-[.A63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0.161" calcext:value-type="float">
            <text:p>1400121890.161</text:p>
          </table:table-cell>
          <table:table-cell table:formula="of:=[.A65]-[.A64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0.568" calcext:value-type="float">
            <text:p>1400121890.568</text:p>
          </table:table-cell>
          <table:table-cell table:formula="of:=[.A66]-[.A65]" office:value-type="float" office:value="0.407000064849854" calcext:value-type="float">
            <text:p>0.4070000648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1.328" calcext:value-type="float">
            <text:p>1400121891.328</text:p>
          </table:table-cell>
          <table:table-cell table:formula="of:=[.A67]-[.A66]" office:value-type="float" office:value="0.759999990463257" calcext:value-type="float">
            <text:p>0.759999990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3.855" calcext:value-type="float">
            <text:p>1400121893.855</text:p>
          </table:table-cell>
          <table:table-cell table:formula="of:=[.A68]-[.A67]" office:value-type="float" office:value="2.52699995040894" calcext:value-type="float">
            <text:p>2.5269999504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4.105" calcext:value-type="float">
            <text:p>1400121894.105</text:p>
          </table:table-cell>
          <table:table-cell table:formula="of:=[.A69]-[.A68]" office:value-type="float" office:value="0.25" calcext:value-type="float">
            <text:p>0.2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4.356" calcext:value-type="float">
            <text:p>1400121894.356</text:p>
          </table:table-cell>
          <table:table-cell table:formula="of:=[.A70]-[.A69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4.607" calcext:value-type="float">
            <text:p>1400121894.607</text:p>
          </table:table-cell>
          <table:table-cell table:formula="of:=[.A71]-[.A70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4.858" calcext:value-type="float">
            <text:p>1400121894.858</text:p>
          </table:table-cell>
          <table:table-cell table:formula="of:=[.A72]-[.A71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5.328" calcext:value-type="float">
            <text:p>1400121895.328</text:p>
          </table:table-cell>
          <table:table-cell table:formula="of:=[.A73]-[.A72]" office:value-type="float" office:value="0.47000002861023" calcext:value-type="float">
            <text:p>0.4700000286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7.904" calcext:value-type="float">
            <text:p>1400121897.904</text:p>
          </table:table-cell>
          <table:table-cell table:formula="of:=[.A74]-[.A73]" office:value-type="float" office:value="2.57599997520447" calcext:value-type="float">
            <text:p>2.5759999752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8.155" calcext:value-type="float">
            <text:p>1400121898.155</text:p>
          </table:table-cell>
          <table:table-cell table:formula="of:=[.A75]-[.A74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8.406" calcext:value-type="float">
            <text:p>1400121898.406</text:p>
          </table:table-cell>
          <table:table-cell table:formula="of:=[.A76]-[.A75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898.657" calcext:value-type="float">
            <text:p>1400121898.657</text:p>
          </table:table-cell>
          <table:table-cell table:formula="of:=[.A77]-[.A76]" office:value-type="float" office:value="0.251000165939331" calcext:value-type="float">
            <text:p>0.2510001659</text:p>
          </table:table-cell>
          <table:table-cell office:value-type="float" office:value="0.251999855041504" calcext:value-type="float">
            <text:p>0.251999855</text:p>
          </table:table-cell>
          <table:table-cell table:number-columns-repeated="3"/>
        </table:table-row>
        <table:table-row table:style-name="ro1">
          <table:table-cell office:value-type="float" office:value="1400121898.908" calcext:value-type="float">
            <text:p>1400121898.908</text:p>
          </table:table-cell>
          <table:table-cell table:formula="of:=[.A78]-[.A77]" office:value-type="float" office:value="0.250999927520752" calcext:value-type="float">
            <text:p>0.2509999275</text:p>
          </table:table-cell>
          <table:table-cell office:value-type="float" office:value="0.266999959945679" calcext:value-type="float">
            <text:p>0.2669999599</text:p>
          </table:table-cell>
          <table:table-cell table:number-columns-repeated="3"/>
        </table:table-row>
        <table:table-row table:style-name="ro1">
          <table:table-cell office:value-type="float" office:value="1400121899.158" calcext:value-type="float">
            <text:p>1400121899.158</text:p>
          </table:table-cell>
          <table:table-cell table:formula="of:=[.A79]-[.A78]" office:value-type="float" office:value="0.25" calcext:value-type="float">
            <text:p>0.25</text:p>
          </table:table-cell>
          <table:table-cell office:value-type="float" office:value="0.407000064849854" calcext:value-type="float">
            <text:p>0.4070000648</text:p>
          </table:table-cell>
          <table:table-cell table:number-columns-repeated="3"/>
        </table:table-row>
        <table:table-row table:style-name="ro1">
          <table:table-cell office:value-type="float" office:value="1400121901.069" calcext:value-type="float">
            <text:p>1400121901.069</text:p>
          </table:table-cell>
          <table:table-cell table:formula="of:=[.A80]-[.A79]" office:value-type="float" office:value="1.91100001335144" calcext:value-type="float">
            <text:p>1.9110000134</text:p>
          </table:table-cell>
          <table:table-cell office:value-type="float" office:value="0.47000002861023" calcext:value-type="float">
            <text:p>0.4700000286</text:p>
          </table:table-cell>
          <table:table-cell table:number-columns-repeated="3"/>
        </table:table-row>
        <table:table-row table:style-name="ro1">
          <table:table-cell office:value-type="float" office:value="1400121901.32" calcext:value-type="float">
            <text:p>1400121901.32</text:p>
          </table:table-cell>
          <table:table-cell table:formula="of:=[.A81]-[.A80]" office:value-type="float" office:value="0.250999927520752" calcext:value-type="float">
            <text:p>0.2509999275</text:p>
          </table:table-cell>
          <table:table-cell office:value-type="float" office:value="0.519000053405762" calcext:value-type="float">
            <text:p>0.5190000534</text:p>
          </table:table-cell>
          <table:table-cell table:number-columns-repeated="3"/>
        </table:table-row>
        <table:table-row table:style-name="ro1">
          <table:table-cell office:value-type="float" office:value="1400121901.57" calcext:value-type="float">
            <text:p>1400121901.57</text:p>
          </table:table-cell>
          <table:table-cell table:formula="of:=[.A82]-[.A81]" office:value-type="float" office:value="0.25" calcext:value-type="float">
            <text:p>0.25</text:p>
          </table:table-cell>
          <table:table-cell office:value-type="float" office:value="0.519999980926514" calcext:value-type="float">
            <text:p>0.5199999809</text:p>
          </table:table-cell>
          <table:table-cell table:number-columns-repeated="3"/>
        </table:table-row>
        <table:table-row table:style-name="ro1">
          <table:table-cell office:value-type="float" office:value="1400121901.821" calcext:value-type="float">
            <text:p>1400121901.821</text:p>
          </table:table-cell>
          <table:table-cell table:formula="of:=[.A83]-[.A82]" office:value-type="float" office:value="0.251000165939331" calcext:value-type="float">
            <text:p>0.2510001659</text:p>
          </table:table-cell>
          <table:table-cell office:value-type="float" office:value="0.520999908447266" calcext:value-type="float">
            <text:p>0.5209999084</text:p>
          </table:table-cell>
          <table:table-cell table:number-columns-repeated="3"/>
        </table:table-row>
        <table:table-row table:style-name="ro1">
          <table:table-cell office:value-type="float" office:value="1400121902.072" calcext:value-type="float">
            <text:p>1400121902.072</text:p>
          </table:table-cell>
          <table:table-cell table:formula="of:=[.A84]-[.A83]" office:value-type="float" office:value="0.250999927520752" calcext:value-type="float">
            <text:p>0.2509999275</text:p>
          </table:table-cell>
          <table:table-cell office:value-type="float" office:value="0.524999856948853" calcext:value-type="float">
            <text:p>0.5249998569</text:p>
          </table:table-cell>
          <table:table-cell table:number-columns-repeated="3"/>
        </table:table-row>
        <table:table-row table:style-name="ro1">
          <table:table-cell office:value-type="float" office:value="1400121902.323" calcext:value-type="float">
            <text:p>1400121902.323</text:p>
          </table:table-cell>
          <table:table-cell table:formula="of:=[.A85]-[.A84]" office:value-type="float" office:value="0.250999927520752" calcext:value-type="float">
            <text:p>0.2509999275</text:p>
          </table:table-cell>
          <table:table-cell office:value-type="float" office:value="0.759999990463257" calcext:value-type="float">
            <text:p>0.7599999905</text:p>
          </table:table-cell>
          <table:table-cell table:number-columns-repeated="3"/>
        </table:table-row>
        <table:table-row table:style-name="ro1">
          <table:table-cell office:value-type="float" office:value="1400121904.197" calcext:value-type="float">
            <text:p>1400121904.197</text:p>
          </table:table-cell>
          <table:table-cell table:formula="of:=[.A86]-[.A85]" office:value-type="float" office:value="1.87400007247925" calcext:value-type="float">
            <text:p>1.8740000725</text:p>
          </table:table-cell>
          <table:table-cell office:value-type="float" office:value="1.03900003433228" calcext:value-type="float">
            <text:p>1.0390000343</text:p>
          </table:table-cell>
          <table:table-cell table:number-columns-repeated="3"/>
        </table:table-row>
        <table:table-row table:style-name="ro1">
          <table:table-cell office:value-type="float" office:value="1400121904.448" calcext:value-type="float">
            <text:p>1400121904.448</text:p>
          </table:table-cell>
          <table:table-cell table:formula="of:=[.A87]-[.A86]" office:value-type="float" office:value="0.250999927520752" calcext:value-type="float">
            <text:p>0.2509999275</text:p>
          </table:table-cell>
          <table:table-cell office:value-type="float" office:value="1.82599997520447" calcext:value-type="float">
            <text:p>1.8259999752</text:p>
          </table:table-cell>
          <table:table-cell table:number-columns-repeated="3"/>
        </table:table-row>
        <table:table-row table:style-name="ro1">
          <table:table-cell office:value-type="float" office:value="1400121904.699" calcext:value-type="float">
            <text:p>1400121904.699</text:p>
          </table:table-cell>
          <table:table-cell table:formula="of:=[.A88]-[.A87]" office:value-type="float" office:value="0.250999927520752" calcext:value-type="float">
            <text:p>0.2509999275</text:p>
          </table:table-cell>
          <table:table-cell office:value-type="float" office:value="1.87400007247925" calcext:value-type="float">
            <text:p>1.8740000725</text:p>
          </table:table-cell>
          <table:table-cell table:number-columns-repeated="3"/>
        </table:table-row>
        <table:table-row table:style-name="ro1">
          <table:table-cell office:value-type="float" office:value="1400121904.95" calcext:value-type="float">
            <text:p>1400121904.95</text:p>
          </table:table-cell>
          <table:table-cell table:formula="of:=[.A89]-[.A88]" office:value-type="float" office:value="0.251000165939331" calcext:value-type="float">
            <text:p>0.2510001659</text:p>
          </table:table-cell>
          <table:table-cell office:value-type="float" office:value="1.91100001335144" calcext:value-type="float">
            <text:p>1.9110000134</text:p>
          </table:table-cell>
          <table:table-cell table:number-columns-repeated="3"/>
        </table:table-row>
        <table:table-row table:style-name="ro1">
          <table:table-cell office:value-type="float" office:value="1400121905.2" calcext:value-type="float">
            <text:p>1400121905.2</text:p>
          </table:table-cell>
          <table:table-cell table:formula="of:=[.A90]-[.A89]" office:value-type="float" office:value="0.25" calcext:value-type="float">
            <text:p>0.25</text:p>
          </table:table-cell>
          <table:table-cell office:value-type="float" office:value="2.04299998283386" calcext:value-type="float">
            <text:p>2.0429999828</text:p>
          </table:table-cell>
          <table:table-cell table:number-columns-repeated="3"/>
        </table:table-row>
        <table:table-row table:style-name="ro1">
          <table:table-cell office:value-type="float" office:value="1400121905.451" calcext:value-type="float">
            <text:p>1400121905.451</text:p>
          </table:table-cell>
          <table:table-cell table:formula="of:=[.A91]-[.A90]" office:value-type="float" office:value="0.250999927520752" calcext:value-type="float">
            <text:p>0.2509999275</text:p>
          </table:table-cell>
          <table:table-cell office:value-type="float" office:value="2.04900002479553" calcext:value-type="float">
            <text:p>2.0490000248</text:p>
          </table:table-cell>
          <table:table-cell table:number-columns-repeated="3"/>
        </table:table-row>
        <table:table-row table:style-name="ro1">
          <table:table-cell office:value-type="float" office:value="1400121907.5" calcext:value-type="float">
            <text:p>1400121907.5</text:p>
          </table:table-cell>
          <table:table-cell table:formula="of:=[.A92]-[.A91]" office:value-type="float" office:value="2.04900002479553" calcext:value-type="float">
            <text:p>2.0490000248</text:p>
          </table:table-cell>
          <table:table-cell office:value-type="float" office:value="2.13600015640259" calcext:value-type="float">
            <text:p>2.1360001564</text:p>
          </table:table-cell>
          <table:table-cell table:number-columns-repeated="3"/>
        </table:table-row>
        <table:table-row table:style-name="ro1">
          <table:table-cell office:value-type="float" office:value="1400121907.751" calcext:value-type="float">
            <text:p>1400121907.751</text:p>
          </table:table-cell>
          <table:table-cell table:formula="of:=[.A93]-[.A92]" office:value-type="float" office:value="0.250999927520752" calcext:value-type="float">
            <text:p>0.2509999275</text:p>
          </table:table-cell>
          <table:table-cell office:value-type="float" office:value="2.2189998626709" calcext:value-type="float">
            <text:p>2.2189998627</text:p>
          </table:table-cell>
          <table:table-cell table:number-columns-repeated="3"/>
        </table:table-row>
        <table:table-row table:style-name="ro1">
          <table:table-cell office:value-type="float" office:value="1400121908.002" calcext:value-type="float">
            <text:p>1400121908.002</text:p>
          </table:table-cell>
          <table:table-cell table:formula="of:=[.A94]-[.A93]" office:value-type="float" office:value="0.251000165939331" calcext:value-type="float">
            <text:p>0.2510001659</text:p>
          </table:table-cell>
          <table:table-cell office:value-type="float" office:value="2.26900005340576" calcext:value-type="float">
            <text:p>2.2690000534</text:p>
          </table:table-cell>
          <table:table-cell table:number-columns-repeated="3"/>
        </table:table-row>
        <table:table-row table:style-name="ro1">
          <table:table-cell office:value-type="float" office:value="1400121908.253" calcext:value-type="float">
            <text:p>1400121908.253</text:p>
          </table:table-cell>
          <table:table-cell table:formula="of:=[.A95]-[.A94]" office:value-type="float" office:value="0.250999927520752" calcext:value-type="float">
            <text:p>0.2509999275</text:p>
          </table:table-cell>
          <table:table-cell office:value-type="float" office:value="2.28600001335144" calcext:value-type="float">
            <text:p>2.2860000134</text:p>
          </table:table-cell>
          <table:table-cell table:number-columns-repeated="3"/>
        </table:table-row>
        <table:table-row table:style-name="ro1">
          <table:table-cell office:value-type="float" office:value="1400121908.503" calcext:value-type="float">
            <text:p>1400121908.503</text:p>
          </table:table-cell>
          <table:table-cell table:formula="of:=[.A96]-[.A95]" office:value-type="float" office:value="0.25" calcext:value-type="float">
            <text:p>0.25</text:p>
          </table:table-cell>
          <table:table-cell office:value-type="float" office:value="2.33800005912781" calcext:value-type="float">
            <text:p>2.3380000591</text:p>
          </table:table-cell>
          <table:table-cell table:number-columns-repeated="3"/>
        </table:table-row>
        <table:table-row table:style-name="ro1">
          <table:table-cell office:value-type="float" office:value="1400121908.754" calcext:value-type="float">
            <text:p>1400121908.754</text:p>
          </table:table-cell>
          <table:table-cell table:formula="of:=[.A97]-[.A96]" office:value-type="float" office:value="0.250999927520752" calcext:value-type="float">
            <text:p>0.2509999275</text:p>
          </table:table-cell>
          <table:table-cell office:value-type="float" office:value="2.37199997901916" calcext:value-type="float">
            <text:p>2.371999979</text:p>
          </table:table-cell>
          <table:table-cell table:number-columns-repeated="3"/>
        </table:table-row>
        <table:table-row table:style-name="ro1">
          <table:table-cell office:value-type="float" office:value="1400121911.247" calcext:value-type="float">
            <text:p>1400121911.247</text:p>
          </table:table-cell>
          <table:table-cell table:formula="of:=[.A98]-[.A97]" office:value-type="float" office:value="2.49300003051758" calcext:value-type="float">
            <text:p>2.4930000305</text:p>
          </table:table-cell>
          <table:table-cell office:value-type="float" office:value="2.44400000572205" calcext:value-type="float">
            <text:p>2.4440000057</text:p>
          </table:table-cell>
          <table:table-cell table:number-columns-repeated="3"/>
        </table:table-row>
        <table:table-row table:style-name="ro1">
          <table:table-cell office:value-type="float" office:value="1400121911.498" calcext:value-type="float">
            <text:p>1400121911.498</text:p>
          </table:table-cell>
          <table:table-cell table:formula="of:=[.A99]-[.A98]" office:value-type="float" office:value="0.250999927520752" calcext:value-type="float">
            <text:p>0.2509999275</text:p>
          </table:table-cell>
          <table:table-cell office:value-type="float" office:value="2.47000002861023" calcext:value-type="float">
            <text:p>2.4700000286</text:p>
          </table:table-cell>
          <table:table-cell table:number-columns-repeated="3"/>
        </table:table-row>
        <table:table-row table:style-name="ro1">
          <table:table-cell office:value-type="float" office:value="1400121911.749" calcext:value-type="float">
            <text:p>1400121911.749</text:p>
          </table:table-cell>
          <table:table-cell table:formula="of:=[.A100]-[.A99]" office:value-type="float" office:value="0.251000165939331" calcext:value-type="float">
            <text:p>0.2510001659</text:p>
          </table:table-cell>
          <table:table-cell office:value-type="float" office:value="2.49300003051758" calcext:value-type="float">
            <text:p>2.4930000305</text:p>
          </table:table-cell>
          <table:table-cell table:number-columns-repeated="3"/>
        </table:table-row>
        <table:table-row table:style-name="ro1">
          <table:table-cell office:value-type="float" office:value="1400121912" calcext:value-type="float">
            <text:p>1400121912</text:p>
          </table:table-cell>
          <table:table-cell table:formula="of:=[.A101]-[.A100]" office:value-type="float" office:value="0.250999927520752" calcext:value-type="float">
            <text:p>0.2509999275</text:p>
          </table:table-cell>
          <table:table-cell office:value-type="float" office:value="2.52699995040894" calcext:value-type="float">
            <text:p>2.5269999504</text:p>
          </table:table-cell>
          <table:table-cell table:number-columns-repeated="3"/>
        </table:table-row>
        <table:table-row table:style-name="ro1">
          <table:table-cell office:value-type="float" office:value="1400121912.25" calcext:value-type="float">
            <text:p>1400121912.25</text:p>
          </table:table-cell>
          <table:table-cell table:formula="of:=[.A102]-[.A101]" office:value-type="float" office:value="0.25" calcext:value-type="float">
            <text:p>0.25</text:p>
          </table:table-cell>
          <table:table-cell office:value-type="float" office:value="2.57599997520447" calcext:value-type="float">
            <text:p>2.575999975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C3:Sheet1.C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ui</meta:initial-creator>
    <meta:creation-date>2015-07-23T14:56:10.806885499</meta:creation-date>
    <dc:date>2015-07-23T14:57:59.102211515</dc:date>
    <dc:creator>Nathan Hui</dc:creator>
    <meta:editing-duration>PT1M48S</meta:editing-duration>
    <meta:editing-cycles>1</meta:editing-cycles>
    <meta:document-statistic meta:table-count="1" meta:cell-count="313" meta:object-count="0"/>
    <meta:generator>LibreOffice/4.3.6.2$Linux_X86_64 LibreOffice_project/d50a87b2e514536ed401c18000dad4660b6a169e</meta:generator>
  </office:meta>
</office:document-meta>
</file>